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125in" fo:margin-left="-0.6181in" fo:margin-top="0in" fo:margin-bottom="0in" fo:break-before="auto" fo:break-after="auto" table:align="left"/>
    </style:style>
    <style:style style:name="Table1.A" style:family="table-column">
      <style:table-column-properties style:column-width="1.3639in"/>
    </style:style>
    <style:style style:name="Table1.B" style:family="table-column">
      <style:table-column-properties style:column-width="1.6049in"/>
    </style:style>
    <style:style style:name="Table1.C" style:family="table-column">
      <style:table-column-properties style:column-width="1.7188in"/>
    </style:style>
    <style:style style:name="Table1.D" style:family="table-column">
      <style:table-column-properties style:column-width="0.718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5in" fo:margin-left="0in" fo:margin-top="0in" fo:margin-bottom="0in" fo:break-before="auto" fo:break-after="auto" table:align="left"/>
    </style:style>
    <style:style style:name="Table2.A" style:family="table-column">
      <style:table-column-properties style:column-width="5.4576in"/>
    </style:style>
    <style:style style:name="Table2.B" style:family="table-column">
      <style:table-column-properties style:column-width="0.791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text-align="center" style:justify-single-word="false" fo:break-before="pag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3">
      <style:paragraph-properties fo:margin-left="0.5in" fo:margin-right="0in" fo:line-height="150%" fo:text-indent="-0.25in" style:auto-text-indent="false"/>
    </style:style>
    <style:style style:name="P8" style:family="paragraph" style:parent-style-name="Standard" style:list-style-name="WWNum2">
      <style:paragraph-properties fo:margin-left="1in" fo:margin-right="0in" fo:text-indent="-0.25in" style:auto-text-indent="false"/>
    </style:style>
    <style:style style:name="P9" style:family="paragraph" style:parent-style-name="Standard" style:list-style-name="WWNum4">
      <loext:graphic-properties draw:fill="solid" draw:fill-color="#ffffff"/>
      <style:paragraph-properties fo:margin-left="0.7083in" fo:margin-right="0in" fo:margin-top="0in" fo:margin-bottom="0in" loext:contextual-spacing="false" fo:line-height="150%" fo:text-indent="-0.25in" style:auto-text-indent="false" fo:background-color="#ffffff"/>
    </style:style>
    <style:style style:name="P10" style:family="paragraph" style:parent-style-name="Standard" style:list-style-name="WWNum6">
      <loext:graphic-properties draw:fill="solid" draw:fill-color="#ffffff"/>
      <style:paragraph-properties fo:margin-left="0.7083in" fo:margin-right="0in" fo:margin-top="0in" fo:margin-bottom="0.4583in" loext:contextual-spacing="false" fo:line-height="150%" fo:text-indent="-0.25in" style:auto-text-indent="false" fo:background-color="#ffffff"/>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4" style:family="paragraph" style:parent-style-name="Standard">
      <style:paragraph-properties fo:margin-top="0.1665in" fo:margin-bottom="0in" loext:contextual-spacing="false" fo:line-height="6%" fo:orphans="0" fo:widows="0"/>
    </style:style>
    <style:style style:name="P15"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6" style:family="paragraph" style:parent-style-name="Heading_20_1">
      <style:text-properties style:text-underline-style="solid" style:text-underline-width="auto" style:text-underline-color="font-color"/>
    </style:style>
    <style:style style:name="P17" style:family="paragraph" style:parent-style-name="Heading_20_1">
      <style:paragraph-properties fo:break-before="page"/>
    </style:style>
    <style:style style:name="P18" style:family="paragraph" style:parent-style-name="Heading_20_3" style:list-style-name="WWNum5">
      <loext:graphic-properties draw:fill="solid" draw:fill-color="#ffffff"/>
      <style:paragraph-properties fo:margin-left="0.5in" fo:margin-right="0in" fo:margin-top="0in" fo:margin-bottom="0in" loext:contextual-spacing="false" fo:line-height="150%" fo:keep-together="auto" fo:text-indent="-0.25in" style:auto-text-indent="false" fo:background-color="#ffffff" fo:padding="0in" fo:border="none" fo:keep-with-next="auto"/>
    </style:style>
    <style:style style:name="P19" style:family="paragraph" style:parent-style-name="Title">
      <style:paragraph-properties fo:text-align="start" style:justify-single-word="false"/>
      <style:text-properties fo:font-size="20pt" style:font-size-asian="20pt" style:font-size-complex="20pt"/>
    </style:style>
    <style:style style:name="P20" style:family="paragraph" style:parent-style-name="Title">
      <style:paragraph-properties fo:text-align="center" style:justify-single-word="false"/>
      <style:text-properties fo:font-size="20pt" style:font-size-asian="20pt" style:font-size-complex="20pt"/>
    </style:style>
    <style:style style:name="P21" style:family="paragraph" style:parent-style-name="Title">
      <style:paragraph-properties fo:text-align="center" style:justify-single-word="false"/>
    </style:style>
    <style:style style:name="P22" style:family="paragraph" style:parent-style-name="Title" style:master-page-name="Standard">
      <style:paragraph-properties fo:text-align="start" style:justify-single-word="false" style:page-number="1"/>
      <style:text-properties fo:font-size="20pt" style:font-size-asian="20pt" style:font-size-complex="20pt"/>
    </style:style>
    <style:style style:name="P2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24" style:family="paragraph">
      <loext:graphic-properties draw:fill="solid" draw:fill-color="#ffffff"/>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ize="18pt" style:font-size-asian="18pt" style:font-size-complex="18pt"/>
    </style:style>
    <style:style style:name="T6" style:family="text">
      <style:text-properties fo:color="#222222" fo:font-size="13pt" fo:font-weight="bold" style:font-size-asian="13pt" style:font-weight-asian="bold" style:font-size-complex="13pt"/>
    </style:style>
    <style:style style:name="T7" style:family="text">
      <style:text-properties fo:color="#222222"/>
    </style:style>
    <style:style style:name="T8" style:family="text">
      <style:text-properties fo:color="#222222" style:text-underline-style="none"/>
    </style:style>
    <style:style style:name="T9" style:family="text">
      <style:text-properties fo:color="#222222" fo:font-size="12pt" style:font-size-asian="12pt" style:font-size-complex="12pt"/>
    </style:style>
    <style:style style:name="T10" style:family="text">
      <style:text-properties fo:font-size="13.5pt" style:font-size-asian="13.5pt" style:font-size-complex="13.5pt"/>
    </style:style>
    <style:style style:name="T11" style:family="text">
      <style:text-properties fo:font-size="13.5pt" fo:font-style="italic" style:font-size-asian="13.5pt" style:font-style-asian="italic" style:font-size-complex="13.5pt"/>
    </style:style>
    <style:style style:name="gr1" style:family="graphic" style:parent-style-name="Frame">
      <style:graphic-properties draw:stroke="solid" svg:stroke-width="0.0102in" svg:stroke-color="#000000" draw:stroke-linejoin="round" draw:fill="solid" draw:fill-color="#ffffff" draw:textarea-vertical-align="middle" draw:auto-grow-height="false" fo:min-height="0.0091in" fo:min-width="0.0193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Frame">
      <style:graphic-properties draw:stroke="solid" svg:stroke-width="0.0102in" svg:stroke-color="#000000" draw:stroke-linejoin="round" draw:fill="solid" draw:fill-color="#ffffff" draw:textarea-vertical-align="middle" draw:auto-grow-height="false" fo:min-height="0.0091in" fo:min-width="0.0236in" fo:padding-top="0.1in" fo:padding-bottom="0.1in" fo:padding-left="0.1in" fo:padding-right="0.1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9pti7x6cg3kj"/></text:p>
      <text:p text:style-name="P20"><text:bookmark text:name="_9ojm26gai77n"/></text:p>
      <text:p text:style-name="P19"><text:bookmark text:name="_cmj7xqi2unsg"/></text:p>
      <text:p text:style-name="P20"><text:bookmark text:name="_l3pnv65hdnhk"/></text:p>
      <text:p text:style-name="P21"><text:bookmark text:name="_e95qmowcqhpv"/><text:span text:style-name="T1">Εισαγωγή στον Προγραμματισμό </text:span></text:p>
      <text:p text:style-name="P21"><text:bookmark text:name="_u03thzhobrob"/><text:span text:style-name="T1">με τη χρήση του εργαλείου Scratch</text:span></text:p>
      <text:p text:style-name="Standard"/>
      <text:p text:style-name="P1"><text:span text:style-name="T2">Όνομα ομάδας</text:span>: HopeWeCanChangeItLater</text:p>
      <text:p text:style-name="P1"/>
      <text:p text:style-name="P1">Αποστολία Μαρία Σοφιανοπούλου, iis21118 (<text:span text:style-name="T2">αρχηγός</text:span>)</text:p>
      <text:p text:style-name="P1">Γιώργος Δαυίδ Αποστολίδης, iis20001</text:p>
      <text:p text:style-name="P1">Ευστάθιος Ιωσηφίδης, iis21027</text:p>
      <text:p text:style-name="P3"/>
      <text:p text:style-name="P21"><text:bookmark text:name="_x77mclsd68t9"/><text:span text:style-name="T1">Εισαγωγή στον Προγραμματισμό με τη χρήση του εργαλείου Scratch</text:span></text:p>
      <text:p text:style-name="Standard"/>
      <text:p text:style-name="Standard"><text:span text:style-name="T2">Τάξη</text:span>: Ε’ Δημοτικού</text:p>
      <text:p text:style-name="Standard"><text:span text:style-name="T2">Χρόνος</text:span>: 1 διδακτική ώρα (45 λεπτά)</text:p>
      <text:p text:style-name="Standard"/>
      <text:p text:style-name="Heading_20_1"><text:bookmark text:name="_n0zgabr81yaq"/><text:span text:style-name="T3">Πρόγραμμα Σπουδών</text:span></text:p>
      <text:list xml:id="list1025674105" text:style-name="WWNum1">
        <text:list-item>
          <text:p text:style-name="P4">Το σενάριο εντάσσεται στην <text:span text:style-name="T2">Ε’ τάξη</text:span> του <text:span text:style-name="T2">Δημοτικού</text:span>.</text:p>
        </text:list-item>
        <text:list-item>
          <text:p text:style-name="P4">Το σενάριο ικανοποιεί τον άξονα γνωστικού περιεχομένου με όνομα “<text:span text:style-name="T2">Ελέγχω και προγραμματίζω</text:span>” στις τάξεις <text:span text:style-name="T2">Ε-ΣΤ</text:span>.</text:p>
        </text:list-item>
      </text:list>
      <text:p text:style-name="Standard"/>
      <text:p text:style-name="Heading_20_1"><text:bookmark text:name="_aot9aqx62yx"/><text:span text:style-name="T3">Μαθησιακά Αποτελέσματα</text:span></text:p>
      <text:list xml:id="list373307415" text:style-name="WWNum2">
        <text:list-item>
          <text:p text:style-name="P5"><text:span text:style-name="T2">Γνωστικός τομέας</text:span></text:p>
          <text:list>
            <text:list-item>
              <text:p text:style-name="P8">να αναγνωρίζουν τις βασικές συνιστώσες ενός εκπαιδευτικού περιβάλλοντος οπτικού προγραμματισμού.</text:p>
            </text:list-item>
            <text:list-item>
              <text:p text:style-name="P8">να εξοικειωθούν με βασικές δομές και εντολές προγραμματισμού.</text:p>
            </text:list-item>
          </text:list>
        </text:list-item>
      </text:list>
      <text:p text:style-name="Standard"/>
      <text:list xml:id="list132230557900474" text:continue-numbering="true" text:style-name="WWNum2">
        <text:list-item>
          <text:p text:style-name="P5"><text:span text:style-name="T2">Ψυχοκινητικός τομέας</text:span></text:p>
          <text:list>
            <text:list-item>
              <text:p text:style-name="P8">να περιγράφουν με λεκτικό τρόπο τα βήματα απλών αλγορίθμων που καλούνται να υλοποιήσουν στο εκπαιδευτικό περιβάλλον οπτικού προγραμματισμού. </text:p>
            </text:list-item>
            <text:list-item>
              <text:p text:style-name="P8">να ορίζουν ενέργειες και σενάρια που πρέπει να εκτελεστούν για να επιτευχθούν επιθυμητά γεγονότα.</text:p>
            </text:list-item>
            <text:list-item>
              <text:p text:style-name="P8">να εκτελούν απλές εντολές στο περιβάλλον οπτικού προγραμματισμού.</text:p>
            </text:list-item>
            <text:list-item>
              <text:p text:style-name="P8">να κωδικοποιούν έναν αλγόριθμο σε προγραμματιστικό περιβάλλον.</text:p>
            </text:list-item>
            <text:list-item>
              <text:p text:style-name="P8">να αναπτύσσουν απλές εφαρμογές χρησιμοποιώντας ένα εκπαιδευτικό περιβάλλον οπτικού προγραμματισμού.</text:p>
            </text:list-item>
          </text:list>
        </text:list-item>
      </text:list>
      <text:p text:style-name="Standard"><text:soft-page-break/></text:p>
      <text:list xml:id="list132230688879097" text:continue-numbering="true" text:style-name="WWNum2">
        <text:list-item>
          <text:p text:style-name="P5"><text:span text:style-name="T2">Συναισθηματικός τομέας</text:span></text:p>
          <text:list>
            <text:list-item>
              <text:p text:style-name="P8">να αναλύουν ένα πρόβλημα σε επιμέρους απλούστερα.</text:p>
            </text:list-item>
            <text:list-item>
              <text:p text:style-name="P8">να υιοθετήσουν προγραμματιστικό τρόπο σκέψης. </text:p>
            </text:list-item>
            <text:list-item>
              <text:p text:style-name="P8">να αντιμετωπίζουν απλά προβλήματα που θα του δοθούν.</text:p>
            </text:list-item>
            <text:list-item>
              <text:p text:style-name="P8">να δικαιολογούν γιατί ένα αντικείμενο του προγραμματιστικού περιβάλλοντος συμπεριφέρεται με συγκεκριμένο τρόπο.</text:p>
            </text:list-item>
          </text:list>
        </text:list-item>
      </text:list>
      <text:p text:style-name="P16"><text:bookmark text:name="_nwoepccal947"/></text:p>
      <text:p text:style-name="P17"><text:bookmark text:name="_sjbohi9v4dkl"/><text:span text:style-name="T3">Απαιτούμενοι πόροι και υλικά</text:span></text:p>
      <text:list xml:id="list502072053" text:style-name="WWNum5">
        <text:list-item>
          <text:p text:style-name="P18"><text:bookmark text:name="_jxaig9cexugb"/><text:span text:style-name="T6">Υλικά</text:span></text:p>
        </text:list-item>
      </text:list>
      <text:list xml:id="list2750506780" text:style-name="WWNum4">
        <text:list-item>
          <text:p text:style-name="P9"><text:span text:style-name="T7">Υπολογιστές ικανοί να τρέχουν το Scratch 3</text:span></text:p>
        </text:list-item>
        <text:list-item>
          <text:p text:style-name="P9"><text:span text:style-name="T7">Σχολικό βιβλίο μαθητή </text:span></text:p>
        </text:list-item>
        <text:list-item>
          <text:p text:style-name="P9"><text:span text:style-name="T7">Πρόσβαση στο διαδίκτυο</text:span></text:p>
        </text:list-item>
        <text:list-item>
          <text:p text:style-name="P9"><text:span text:style-name="T7">Βιντεοπροβολέας</text:span></text:p>
        </text:list-item>
        <text:list-item>
          <text:p text:style-name="P9"><text:span text:style-name="T7">Φύλλο Εργασίας-Αξιολόγησης</text:span></text:p>
        </text:list-item>
      </text:list>
      <text:list xml:id="list132231212348560" text:continue-list="list502072053" text:style-name="WWNum5">
        <text:list-item>
          <text:p text:style-name="P18"><text:bookmark text:name="_n58r0mdj4ihg"/><text:span text:style-name="T6">Λογισμικό</text:span></text:p>
        </text:list-item>
      </text:list>
      <text:list xml:id="list943239118" text:style-name="WWNum6">
        <text:list-item>
          <text:p text:style-name="P10"><text:span text:style-name="T7">Scratch 3 (Online: </text:span><text:span text:style-name="T9">https://scratch.mit.edu/</text:span><text:span text:style-name="T7">) </text:span></text:p>
        </text:list-item>
      </text:list>
      <text:p text:style-name="Heading_20_1"><text:bookmark text:name="_gxmrcydnu61v"/><text:span text:style-name="T3">Δραστηριότητες μαθητών και πορεία διδασκαλίας</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11"><text:span text:style-name="T2">Φάσεις</text:span></text:p>
          </table:table-cell>
          <table:table-cell table:style-name="Table1.A1" office:value-type="string">
            <text:p text:style-name="P11"><text:span text:style-name="T2">Περιεχόμενο</text:span></text:p>
          </table:table-cell>
          <table:table-cell table:style-name="Table1.A1" office:value-type="string">
            <text:p text:style-name="P11"><text:span text:style-name="T2">Μέθοδοι</text:span></text:p>
          </table:table-cell>
          <table:table-cell table:style-name="Table1.A1" office:value-type="string">
            <text:p text:style-name="P11"><text:span text:style-name="T2">Χρόνος</text:span></text:p>
          </table:table-cell>
          <table:table-cell table:style-name="Table1.A1" office:value-type="string">
            <text:p text:style-name="P11"><text:span text:style-name="T2">Μέσα</text:span></text:p>
          </table:table-cell>
        </table:table-row>
        <table:table-row table:style-name="Table1.1">
          <table:table-cell table:style-name="Table1.A1" office:value-type="string">
            <text:p text:style-name="P12"><text:span text:style-name="T2">Ψυχολογική και γνωστική προετοιμασία</text:span></text:p>
          </table:table-cell>
          <table:table-cell table:style-name="Table1.A1" office:value-type="string">
            <text:p text:style-name="P12">Σύνδεση με τα προηγούμενα / Ενημέρωση για το εισαγόμενο θέμα</text:p>
          </table:table-cell>
          <table:table-cell table:style-name="Table1.A1" office:value-type="string">
            <text:p text:style-name="P12">Εισήγηση</text:p>
          </table:table-cell>
          <table:table-cell table:style-name="Table1.A1" office:value-type="string">
            <text:p text:style-name="P12">5 λεπτά</text:p>
          </table:table-cell>
          <table:table-cell table:style-name="Table1.A1" office:value-type="string">
            <text:p text:style-name="P12">PowerPoint / Βιντεοπροβολέας</text:p>
          </table:table-cell>
        </table:table-row>
        <table:table-row table:style-name="Table1.1">
          <table:table-cell table:style-name="Table1.A1" office:value-type="string">
            <text:p text:style-name="P12"><text:span text:style-name="T2">Διδασκαλία του γνωστικού αντικειμένου</text:span></text:p>
            <text:p text:style-name="P13"/>
          </table:table-cell>
          <table:table-cell table:style-name="Table1.A1" office:value-type="string">
            <text:p text:style-name="P12">Σύντομη Υπενθύμιση περιβάλλοντος / Παρουσίαση παιχνιδιού σκέψης</text:p>
          </table:table-cell>
          <table:table-cell table:style-name="Table1.A1" office:value-type="string">
            <text:p text:style-name="P12">Επίδειξη</text:p>
          </table:table-cell>
          <table:table-cell table:style-name="Table1.A1" office:value-type="string">
            <text:p text:style-name="P12">5 λεπτά</text:p>
          </table:table-cell>
          <table:table-cell table:style-name="Table1.A1" office:value-type="string">
            <text:p text:style-name="P12">Βιντεοπροβολέας / Περιβάλλον προγραμματισμού Scratch, </text:p>
            <text:p text:style-name="P12"/>
            <text:p text:style-name="P12">https://projects.raspberrypi.org/el-GR/projects/brain-game/0</text:p>
          </table:table-cell>
        </table:table-row>
        <table:table-row table:style-name="Table1.1">
          <table:table-cell table:style-name="Table1.A1" office:value-type="string">
            <text:p text:style-name="P12"><text:span text:style-name="T2">Διερεύνηση / Εφαρμογή. Δραστηριότητες εμπέδωσης</text:span></text:p>
          </table:table-cell>
          <table:table-cell table:style-name="Table1.A1" office:value-type="string">
            <text:p text:style-name="P12">Δραστηριότητα δημιουργίας ερωτήσεων, προσθήκη χρονομέτρου, σκορ, αντιδράσεων, ήχου, γραφικών</text:p>
          </table:table-cell>
          <table:table-cell table:style-name="Table1.A1" office:value-type="string">
            <text:p text:style-name="P12">Εργασία σε ομάδες, καθοδηγούμενη εφαρμογή</text:p>
            <text:p text:style-name="P12"/>
            <text:p text:style-name="P12"><text:span text:style-name="T2">ΠΡΟΑΠΑΙΤΟΥΜΕΝΟ:</text:span> Οι ομάδες είναι δημιουργημένες από προηγούμενη δραστηριότητα. Το Scratch είναι εγκατεστημένο (ή διαθέτουν λογαριασμό στην online εκδοση)</text:p>
          </table:table-cell>
          <table:table-cell table:style-name="Table1.A1" office:value-type="string">
            <text:p text:style-name="P12">25 λεπτά</text:p>
            <text:p text:style-name="P12"/>
          </table:table-cell>
          <table:table-cell table:style-name="Table1.A1" office:value-type="string">
            <text:p text:style-name="P2">Βιντεοπροβολέας / Περιβάλλον προγραμματισμού Scratch, </text:p>
            <text:p text:style-name="P2"/>
            <text:p text:style-name="P2">https://projects.raspberrypi.org/el-GR/projects/brain-game/0</text:p>
          </table:table-cell>
        </table:table-row>
        <table:table-row table:style-name="Table1.1">
          <table:table-cell table:style-name="Table1.A1" office:value-type="string">
            <text:p text:style-name="P12"><text:span text:style-name="T2">Αξιολόγηση του γνωστικού αντικειμένου</text:span></text:p>
          </table:table-cell>
          <table:table-cell table:style-name="Table1.A1" office:value-type="string">
            <text:p text:style-name="P12">Συμπλήρωση φύλλου εργασίας</text:p>
          </table:table-cell>
          <table:table-cell table:style-name="Table1.A1" office:value-type="string">
            <text:p text:style-name="P12">Συζήτηση / Αντιγραφή δραστηριοτήτων στο φύλλο αξιολόγησης</text:p>
          </table:table-cell>
          <table:table-cell table:style-name="Table1.A1" office:value-type="string">
            <text:p text:style-name="P12">5 λεπτά</text:p>
          </table:table-cell>
          <table:table-cell table:style-name="Table1.A1" office:value-type="string">
            <text:p text:style-name="P12">Φύλλο εργασίας</text:p>
          </table:table-cell>
        </table:table-row>
        <table:table-row table:style-name="Table1.1">
          <table:table-cell table:style-name="Table1.A1" office:value-type="string">
            <text:p text:style-name="P12"><text:span text:style-name="T2">Μεταγνωστικές δραστηριότητες</text:span></text:p>
          </table:table-cell>
          <table:table-cell table:style-name="Table1.A1" office:value-type="string">
            <text:p text:style-name="P12">Ανάθεση εργασίας για το σπίτι</text:p>
          </table:table-cell>
          <table:table-cell table:style-name="Table1.A1" office:value-type="string">
            <text:p text:style-name="P12">Δραστηριότητα επέκτασης</text:p>
          </table:table-cell>
          <table:table-cell table:style-name="Table1.A1" office:value-type="string">
            <text:p text:style-name="P12">5 λεπτά</text:p>
          </table:table-cell>
          <table:table-cell table:style-name="Table1.A1" office:value-type="string">
            <text:p text:style-name="P14">Ολοκλήρωση σεναρίου</text:p>
            <text:p text:style-name="P14"/>
            <text:p text:style-name="P14">https://projects.raspberrypi.org/el-GR/projects/brain-game/0</text:p>
            <text:p text:style-name="P12"/>
          </table:table-cell>
        </table:table-row>
      </table:table>
      <text:p text:style-name="Heading_20_1"><text:bookmark text:name="_hi5blkdko3t9"/><text:span text:style-name="T3">Αξιολόγηση</text:span></text:p>
      <text:p text:style-name="Standard">Οι μαθητές συμπληρώνουν το φύλλο αυτοαξιολόγησης, ανάλογα με τα βήματα που ακολούθησαν (αντιγράφουν όσα tick έχουν κάνει στην ιστοσελίδα). Όποια δραστηριότητα δεν έχουν συμπληρώσει μέσα στην τάξη, θα ζητηθεί να την ολοκληρώσουν ως εργασία στο σπίτι.</text:p>
      <text:p text:style-name="Standard"/>
      <table:table table:name="Table2" table:style-name="Table2">
        <table:table-column table:style-name="Table2.A"/>
        <table:table-column table:style-name="Table2.B"/>
        <table:table-row table:style-name="Table2.1">
          <table:table-cell table:style-name="Table2.A1" office:value-type="string">
            <text:p text:style-name="P11"><text:span text:style-name="T2">ΔΡΑΣΤΗΡΙΟΤΗΤΑ</text:span></text:p>
          </table:table-cell>
          <table:table-cell table:style-name="Table2.A1" office:value-type="string">
            <text:p text:style-name="P11"/>
          </table:table-cell>
        </table:table-row>
        <table:table-row table:style-name="Table2.1">
          <table:table-cell table:style-name="Table2.A1" office:value-type="string">
            <text:p text:style-name="P15">Δημιούργησα τυχαίες ερωτήσεις</text:p>
          </table:table-cell>
          <table:table-cell table:style-name="Table2.A1" office:value-type="string">
            <text:p text:style-name="P11"><draw:custom-shape text:anchor-type="as-char" draw:z-index="0" draw:style-name="gr1" draw:text-style-name="P24" svg:width="0.2189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Επέλεξα ένα χαρακτήρα και σκηνικό για το παιχνίδι μου</text:p>
          </table:table-cell>
          <table:table-cell table:style-name="Table2.A1" office:value-type="string">
            <text:p text:style-name="P11"><draw:custom-shape text:anchor-type="as-char" draw:z-index="1"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able:table-cell>
        </table:table-row>
        <table:table-row table:style-name="Table2.1">
          <table:table-cell table:style-name="Table2.A1" office:value-type="string">
            <text:p text:style-name="P12">Πρόσθεσα 2 νέες μεταβλητές για αποθήκευση αριθμών για ερωτήσεις</text:p>
          </table:table-cell>
          <table:table-cell table:style-name="Table2.A1" office:value-type="string">
            <text:p text:style-name="P11"><draw:custom-shape text:anchor-type="as-char" draw:z-index="2"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Όρισα μια τιμή μεταξύ 2 και 12 στις μεταβλητές στον κώδικά μου</text:p>
          </table:table-cell>
          <table:table-cell table:style-name="Table2.A1" office:value-type="string">
            <text:p text:style-name="P11"><draw:custom-shape text:anchor-type="as-char" draw:z-index="3"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Πρόσθεσα τον κώδικα για να ζητήσω από τον παίκτη την απάντηση</text:p>
          </table:table-cell>
          <table:table-cell table:style-name="Table2.A1" office:value-type="string">
            <text:p text:style-name="P11"><draw:custom-shape text:anchor-type="as-char" draw:z-index="4"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οκίμασα τον κώδικά μου με μια σωστή και μια λάθος απάντηση</text:p>
          </table:table-cell>
          <table:table-cell table:style-name="Table2.A1" office:value-type="string">
            <text:p text:style-name="P11"><draw:custom-shape text:anchor-type="as-char" draw:z-index="5"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Πρόσθεσα ένα βρόγχο “για πάντα” που περιλαμβάνει αυτόν τον κώδικα</text:p>
          </table:table-cell>
          <table:table-cell table:style-name="Table2.A1" office:value-type="string">
            <text:p text:style-name="P11"><draw:custom-shape text:anchor-type="as-char" draw:z-index="6"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ημιούργησα χρονόμετρο αντίστροφης μέτρησης με την βοήθεια μεταβλητής χρόνος</text:p>
          </table:table-cell>
          <table:table-cell table:style-name="Table2.A1" office:value-type="string">
            <text:p text:style-name="P11"><draw:custom-shape text:anchor-type="as-char" draw:z-index="7"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ημιούργησα την εκπομπή που στέλνει το μήνυμα “τέλος” όταν φτάσει η μεταβλητή χρόνος στην τιμή 0</text:p>
          </table:table-cell>
          <table:table-cell table:style-name="Table2.A1" office:value-type="string">
            <text:p text:style-name="P11"><draw:custom-shape text:anchor-type="as-char" draw:z-index="8"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ext:soft-page-break/>
        <table:table-row table:style-name="Table2.1">
          <table:table-cell table:style-name="Table2.A1" office:value-type="string">
            <text:p text:style-name="P12">Πρόσθεσα κώδικα στον χαρακτήρα μου που σταματάει τα άλλα scripts όταν λάβει το μήνυμα τέλος</text:p>
          </table:table-cell>
          <table:table-cell table:style-name="Table2.A1" office:value-type="string">
            <text:p text:style-name="P11"><draw:custom-shape text:anchor-type="as-char" draw:z-index="9"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οκίμασα το παιχνίδι μου μέχρι να φτάσει ο χρόνος στην τιμή 0</text:p>
          </table:table-cell>
          <table:table-cell table:style-name="Table2.A1" office:value-type="string">
            <text:p text:style-name="P11"><draw:custom-shape text:anchor-type="as-char" draw:z-index="10"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ημιούργησα ένα κουμπί έναρξη που ξεκινάει νέο παιχνίδι</text:p>
          </table:table-cell>
          <table:table-cell table:style-name="Table2.A1" office:value-type="string">
            <text:p text:style-name="P11"><draw:custom-shape text:anchor-type="as-char" draw:z-index="11"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Πρόσθεσα κώδικα στο αντικείμενο κουμπιού</text:p>
          </table:table-cell>
          <table:table-cell table:style-name="Table2.A1" office:value-type="string">
            <text:p text:style-name="P11"><draw:custom-shape text:anchor-type="as-char" draw:z-index="12"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Πρόσθεσα νέο κώδικα που περιλαμβάνει μια διαφορετική εκπομπή που στέλνει το μήνυμα “Έναρξη”</text:p>
          </table:table-cell>
          <table:table-cell table:style-name="Table2.A1" office:value-type="string">
            <text:p text:style-name="P11"><draw:custom-shape text:anchor-type="as-char" draw:z-index="13"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Άλλαξα στον κώδικά μου το “όταν πατηθεί η σημαία” σε “όταν λαμβάνω έναρξη”</text:p>
          </table:table-cell>
          <table:table-cell table:style-name="Table2.A1" office:value-type="string">
            <text:p text:style-name="P11"><draw:custom-shape text:anchor-type="as-char" draw:z-index="14"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οκίμασα εάν λειτουργεί ο κώδικας με το πάτημα του κουμπιού “Αναπαραγωγή”</text:p>
          </table:table-cell>
          <table:table-cell table:style-name="Table2.A1" office:value-type="string">
            <text:p text:style-name="P11"><draw:custom-shape text:anchor-type="as-char" draw:z-index="15"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Άλλαξα τον κώδικα για το χρονόμετρο να ξεκινάει όταν πατιέται το κουμπί Έναρξη</text:p>
          </table:table-cell>
          <table:table-cell table:style-name="Table2.A1" office:value-type="string">
            <text:p text:style-name="P11"><draw:custom-shape text:anchor-type="as-char" draw:z-index="16"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Πρόσθεσα κώδικα ώστε το κουμπί να εμφανίζεται ξανά στο τέλος κάθε παιχνιδιού</text:p>
          </table:table-cell>
          <table:table-cell table:style-name="Table2.A1" office:value-type="string">
            <text:p text:style-name="P11"><draw:custom-shape text:anchor-type="as-char" draw:z-index="17"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οκίμασα το κουμπί Έναρξη παίζοντας μερικά παιχνίδια</text:p>
          </table:table-cell>
          <table:table-cell table:style-name="Table2.A1" office:value-type="string">
            <text:p text:style-name="P11"><draw:custom-shape text:anchor-type="as-char" draw:z-index="18"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ext:soft-page-break/>
        <table:table-row table:style-name="Table2.1">
          <table:table-cell table:style-name="Table2.A1" office:value-type="string">
            <text:p text:style-name="P12">Άλλαξα τον τρόπο εμφάνισης του κουμπιού όταν περνάει το ποντίκι από πάνω του</text:p>
          </table:table-cell>
          <table:table-cell table:style-name="Table2.A1" office:value-type="string">
            <text:p text:style-name="P11"><draw:custom-shape text:anchor-type="as-char" draw:z-index="19"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ημιούργησα νέο αντικείμενο “Αποτέλεσμα”</text:p>
          </table:table-cell>
          <table:table-cell table:style-name="Table2.A1" office:value-type="string">
            <text:p text:style-name="P11"><draw:custom-shape text:anchor-type="as-char" draw:z-index="20"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Άλλαξα τον κώδικα να μεταδίδει στον παίκτη “Σωστό” ή “Λάθος”</text:p>
          </table:table-cell>
          <table:table-cell table:style-name="Table2.A1" office:value-type="string">
            <text:p text:style-name="P11"><draw:custom-shape text:anchor-type="as-char" draw:z-index="21"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Εμφάνισα ενδυμασία “tick” ή “cross”</text:p>
          </table:table-cell>
          <table:table-cell table:style-name="Table2.A1" office:value-type="string">
            <text:p text:style-name="P11"><draw:custom-shape text:anchor-type="as-char" draw:z-index="22"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οκίμασα το παιχνίδι με τις παραπάνω αλλαγές</text:p>
          </table:table-cell>
          <table:table-cell table:style-name="Table2.A1" office:value-type="string">
            <text:p text:style-name="P11"><draw:custom-shape text:anchor-type="as-char" draw:z-index="23"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Δημιούργησα το μπλοκ κίνηση στο αντικείμενο “αποτέλεσμα”</text:p>
          </table:table-cell>
          <table:table-cell table:style-name="Table2.A1" office:value-type="string">
            <text:p text:style-name="P11"><draw:custom-shape text:anchor-type="as-char" draw:z-index="24"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Μετακίνησα τον κώδικα του εμφάνιση και απόκρυψη του αντικειμένου “αποτέλεσμα” στο μπλοκ κίνηση</text:p>
          </table:table-cell>
          <table:table-cell table:style-name="Table2.A1" office:value-type="string">
            <text:p text:style-name="P11"><draw:custom-shape text:anchor-type="as-char" draw:z-index="25"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Αφαίρεσα τον κώδικα εμφάνιση και απόκρυψη από τα δυο μπλοκ ενδυμασιών. Στη συνέχεια πρόσθεσα το μπλοκ κίνηση κάτω από τα δυο μπλοκ ενδυμασιών.</text:p>
          </table:table-cell>
          <table:table-cell table:style-name="Table2.A1" office:value-type="string">
            <text:p text:style-name="P11"><draw:custom-shape text:anchor-type="as-char" draw:z-index="26"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Άλλαξα τον κώδικα ώστε τα “tick” και “cross” να εμφανίζονται μετά από 2 δευτερόλεπτα.</text:p>
          </table:table-cell>
          <table:table-cell table:style-name="Table2.A1" office:value-type="string">
            <text:p text:style-name="P11"><draw:custom-shape text:anchor-type="as-char" draw:z-index="27"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row table:style-name="Table2.1">
          <table:table-cell table:style-name="Table2.A1" office:value-type="string">
            <text:p text:style-name="P12">Άλλαξα τις ενδυμασίες “tick” και “cross” ώστε να εμφανίζονται σταδιακά</text:p>
          </table:table-cell>
          <table:table-cell table:style-name="Table2.A1" office:value-type="string">
            <text:p text:style-name="P11"><draw:custom-shape text:anchor-type="as-char" draw:z-index="28"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ext:soft-page-break/>
        <table:table-row table:style-name="Table2.1">
          <table:table-cell table:style-name="Table2.A1" office:value-type="string">
            <text:p text:style-name="P12">Άλλαξα τον κώδικα ώστε να απαντηθούν 10 ερωτήσεις το συντομότερο δυνατό</text:p>
          </table:table-cell>
          <table:table-cell table:style-name="Table2.A1" office:value-type="string">
            <text:p text:style-name="P11"><draw:custom-shape text:anchor-type="as-char" draw:z-index="29" draw:style-name="gr2" draw:text-style-name="P24" svg:width="0.2232in" svg:height="0.2087in"><text:p text:style-name="P2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16"><text:bookmark text:name="_veretspq6thn"/></text:p>
      <text:p text:style-name="P17"><text:bookmark text:name="_8qd0ywu755kg"/><text:span text:style-name="T3">Βιβλιογραφία / Δικτυογραφία</text:span></text:p>
      <text:list xml:id="list3942402095" text:style-name="WWNum3">
        <text:list-item>
          <text:p text:style-name="P6"><text:span text:style-name="T10">Τσάκαλης Π και Λιακοπούλου Ε (2012), Πρόγραμμα σπουδών για τις ΤΠΕ στην Πρωτοβάθμια Εκπαίδευση, Υπουργείο Παιδείας</text:span>.</text:p>
        </text:list-item>
        <text:list-item>
          <text:p text:style-name="P7"><text:span text:style-name="T10">Raspberrypi.org. (2017). [online] Διαθέσιμο στην διεύθυνση: https://projects.raspberrypi.org/el-GR/projects/brain-game [Προσπελάστηκε 11 Απρ 2022].</text:span></text:p>
        </text:list-item>
        <text:list-item>
          <text:p text:style-name="P7"><text:span text:style-name="T10">Scratch (2018). </text:span><text:span text:style-name="T11">Scratch - Imagine, Program, Share</text:span><text:span text:style-name="T10">. [online] Mit.edu. Διαθέσιμο στην διεύθυνση: https://scratch.mit.edu/ [Προσπελάστηκε 11 Απρ 2022].</text:span></text:p>
        </text:list-item>
        <text:list-item>
          <text:p text:style-name="P7"><text:span text:style-name="T10">Λεων (2008). </text:span><text:span text:style-name="T11">ΠΑΚΕ ΙΩΑΝΝΙΝΩΝ Α’ Περίοδος Επιμόρφωσης: Για τους σεναριογράφους... συνέχεια</text:span><text:span text:style-name="T10">. [online] ΠΑΚΕ ΙΩΑΝΝΙΝΩΝ Α’ Περίοδος Επιμόρφωσης. Διαθέσιμο στην διεύθυνση: https://pakeioa1.blogspot.com/2008/02/blog-post_634.html [Προσπελάστηκε 11 Απρ 2022].</text:span></text:p>
        </text:list-item>
        <text:list-item>
          <text:p text:style-name="P7"><text:span text:style-name="T10">openeclass.uom.gr. (n.d.). </text:span><text:span text:style-name="T11">Open eClass - Πλατφόρμα Ασύγχρονης Τηλεκπαίδευσης | Διαλεξεις Μαθήματος Διδακτική της Πληροφορικής</text:span><text:span text:style-name="T10">. [online] Διαθέσιμο στην διεύθυνση: https://openeclass.uom.gr/modules/document/index.php?course=DAI192&amp;openDir=/60354ed9eO48 [Προσπελάστηκε 11 Απρ 202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999999"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999999"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9" meta:paragraph-count="140" meta:word-count="813" meta:character-count="6199" meta:non-whitespace-character-count="5517"/>
    <meta:generator>LibreOfficeDev/6.0.5.2$Linux_X86_64 LibreOffice_project/</meta:generator>
  </office:meta>
</office:document-meta>
</file>